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table:align="margins" style:may-break-between-rows="false"/>
    </style:style>
    <style:style style:name="Таблица13.A" style:family="table-column">
      <style:table-column-properties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9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0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2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fo:font-style="italic" style:font-style-asian="italic" style:font-style-complex="italic"/>
    </style:style>
    <style:style style:name="T1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ffff" style:text-underline-style="solid" style:text-underline-width="auto" style:text-underline-color="font-color" style:font-name-complex="Ari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imes New Roman1" fo:font-style="italic" style:font-style-asian="italic" style:font-style-complex="italic"/>
    </style:style>
    <style:style style:name="T18" style:family="text">
      <style:text-properties style:font-name="Times New Roman1" fo:language="ru" fo:country="RU" fo:font-style="italic" style:font-style-asian="italic" style:font-style-complex="italic"/>
    </style:style>
    <style:style style:name="T19" style:family="text">
      <style:text-properties style:font-name="Times New Roman1" fo:language="en" fo:country="US" fo:font-style="normal" style:font-style-asian="normal" style:font-style-complex="normal"/>
    </style:style>
    <style:style style:name="T20" style:family="text">
      <style:text-properties style:font-name="Times New Roman" fo:language="ru" fo:country="RU" fo:background-color="transparent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style:use-window-font-color="true" fo:language="ru" fo:country="RU"/>
    </style:style>
    <style:style style:name="T24" style:family="text">
      <style:text-properties style:use-window-font-color="true" fo:font-size="10pt" fo:language="ru" fo:country="RU" style:font-size-asian="10pt" style:font-size-complex="10pt"/>
    </style:style>
    <style:style style:name="T25" style:family="text">
      <style:text-properties fo:font-size="12pt" fo:language="ru" fo:country="RU" style:font-size-asian="12pt"/>
    </style:style>
    <style:style style:name="T26" style:family="text">
      <style:text-properties fo:font-size="12pt" fo:language="ru" fo:country="RU" style:font-size-asian="12pt" style:font-size-complex="13pt"/>
    </style:style>
    <style:style style:name="T27" style:family="text">
      <style:text-properties fo:font-size="12pt" fo:language="en" fo:country="US" style:font-size-asian="12pt"/>
    </style:style>
    <style:style style:name="T28" style:family="text">
      <style:text-properties fo:font-size="12pt" fo:language="en" fo:country="US" style:font-size-asian="12pt" style:font-size-complex="13pt"/>
    </style:style>
    <style:style style:name="T29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0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31" style:family="text">
      <style:text-properties fo:font-size="10pt" fo:language="ru" fo:country="RU" style:font-size-asian="10pt" style:font-size-complex="10pt"/>
    </style:style>
    <style:style style:name="T32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3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4" style:family="text">
      <style:text-properties fo:font-size="10pt" style:font-size-asian="10pt" style:font-name-complex="Arial" style:font-size-complex="10pt"/>
    </style:style>
    <style:style style:name="T3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<text:span text:style-name="T4">ПОВЕРКИ</text:span></text:p>
      <text:p text:style-name="P7"/>
      <text:p text:style-name="P4"><text:span text:style-name="T25">дозиметра рентгеновского и гамма-излучения ДКС-</text:span><text:span text:style-name="T27">$type</text:span></text:p>
      <text:p text:style-name="P7"/>
      <text:p text:style-name="P32"><text:span text:style-name="T6">№</text:span><text:span text:style-name="T8"> </text:span><text:span text:style-name="T7"><text:s/></text:span><text:span text:style-name="T7">$</text:span><text:span text:style-name="T3">allSerial </text:span></text:p>
      <text:p text:style-name="P31"><text:span text:style-name="T34">принадлежащего<text:tab/></text:span><text:span text:style-name="T15"><text:tab/></text:span></text:p>
      <text:p text:style-name="P13"><text:span text:style-name="T31">Поверка проводилась на базе УП «АТОМТЕХ», в нормальных климатических условиях при температуре </text:span><text:span text:style-name="T30">Т</text:span><text:span text:style-name="T31"> = </text:span><text:span text:style-name="T32"><text:s/></text:span><text:span text:style-name="T29">$temp </text:span><text:span text:style-name="T31"><text:s/>°</text:span><text:span text:style-name="T30">С</text:span><text:span text:style-name="T31">, атмосферном давлении </text:span><text:span text:style-name="T30">Р</text:span><text:span text:style-name="T31"> = </text:span><text:span text:style-name="T32"><text:s text:c="5"/></text:span><text:span text:style-name="T31"><text:s/>мм.рт.ст, относительной влажности воздуха </text:span><text:span text:style-name="T30">р</text:span><text:span text:style-name="T31"> = </text:span><text:span text:style-name="T32"><text:s/></text:span><text:span text:style-name="T29">$vlag </text:span><text:span text:style-name="T31"><text:s/>%, внешнем фоне γ-излучения </text:span><text:span text:style-name="T33">H</text:span><text:span text:style-name="T31">*(10) = </text:span><text:span text:style-name="T32"><text:s/></text:span><text:span text:style-name="T29">$bground </text:span><text:span text:style-name="T31"><text:s/>нЗв/ч, <text:s/>согласно методике, изложенной в </text:span><text:span text:style-name="T24">МП.</text:span><text:span text:style-name="T23"> МН-</text:span><text:span text:style-name="T22">854</text:span><text:span text:style-name="T23">-200</text:span><text:span text:style-name="T22">0</text:span></text:p>
      <text:p text:style-name="P26"><text:span text:style-name="T4">1. С</text:span>редства <text:span text:style-name="T4">поверки</text:span></text:p>
      <text:p text:style-name="P17">а)<text:tab/>Эталонные средства измерений:</text:p>
      <text:p text:style-name="P14">- <text:span text:style-name="T1">$facility_110</text:span>;</text:p>
      <text:p text:style-name="P14">- <text:span text:style-name="T1">$facility_1</text:span><text:span text:style-name="T4">3</text:span><text:span text:style-name="T1">0</text:span>;</text:p>
      <text:p text:style-name="P20"/>
      <text:p text:style-name="P27">2. Поверка блоков детектирования</text:p>
      <text:p text:style-name="P17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6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15">- контроль работоспособности<text:tab/></text:p>
      <text:p text:style-name="P17"><text:span text:style-name="T4">б</text:span>)<text:tab/>Проверка допускаемой основной относительной погрешности измерения мощности дозы <text:span text:style-name="T26">дозиметра рентгеновского и гамма-излучения ДКС- </text:span><text:span text:style-name="T28">$type</text:span>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4">H</text:span><text:span text:style-name="T9">1</text:span></text:p>
          </table:table-cell>
          <table:table-cell table:style-name="t1.D3" office:value-type="string">
            <text:p text:style-name="P28"><text:span text:style-name="T2">H</text:span><text:span text:style-name="T9">2</text:span></text:p>
          </table:table-cell>
          <table:table-cell table:style-name="t1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4">0,07</text:span>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<text:span text:style-name="T1">15</text:span></text:p>
          </table:table-cell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4">0,7</text:span>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7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2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2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2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8">Фон, нЗв/ч</text:p>
          </table:table-cell>
          <table:table-cell table:style-name="t2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9"><text:span text:style-name="T14">H</text:span><text:span text:style-name="T9">1</text:span></text:p>
          </table:table-cell>
          <table:table-cell table:style-name="t2.D3" office:value-type="string">
            <text:p text:style-name="P28"><text:span text:style-name="T2">H</text:span><text:span text:style-name="T9">2</text:span></text:p>
          </table:table-cell>
          <table:table-cell table:style-name="t2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<text:span text:style-name="T4">0,07</text:span>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4">0,7</text:span> Зв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7 Зв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3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3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3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8">Фон, нЗв/ч</text:p>
          </table:table-cell>
          <table:table-cell table:style-name="t3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9"><text:span text:style-name="T14">H</text:span><text:span text:style-name="T9">1</text:span></text:p>
          </table:table-cell>
          <table:table-cell table:style-name="t3.D3" office:value-type="string">
            <text:p text:style-name="P28"><text:span text:style-name="T2">H</text:span><text:span text:style-name="T9">2</text:span></text:p>
          </table:table-cell>
          <table:table-cell table:style-name="t3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<text:span text:style-name="T4">0,07</text:span>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8"><text:span text:style-name="T4">0,7</text:span> Зв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7 Зв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10">$3-58</text:p>
          </table:table-cell>
          <table:table-cell table:style-name="t3.B13" office:value-type="string">
            <text:p text:style-name="P10">$3-68</text:p>
          </table:table-cell>
          <table:table-cell table:style-name="t3.B13" office:value-type="string">
            <text:p text:style-name="P10">$3-78</text:p>
          </table:table-cell>
          <table:table-cell table:style-name="t3.B13" office:value-type="string">
            <text:p text:style-name="P10">$3-88</text:p>
          </table:table-cell>
          <table:table-cell table:style-name="t3.B13" office:value-type="string">
            <text:p text:style-name="P10">$3-08</text:p>
          </table:table-cell>
          <table:table-cell table:style-name="t3.B13" office:value-type="string">
            <text:p text:style-name="P10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4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4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4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8">Фон, нЗв/ч</text:p>
          </table:table-cell>
          <table:table-cell table:style-name="t4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9"><text:span text:style-name="T14">H</text:span><text:span text:style-name="T9">1</text:span></text:p>
          </table:table-cell>
          <table:table-cell table:style-name="t4.D3" office:value-type="string">
            <text:p text:style-name="P28"><text:span text:style-name="T2">H</text:span><text:span text:style-name="T9">2</text:span></text:p>
          </table:table-cell>
          <table:table-cell table:style-name="t4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<text:span text:style-name="T4">0,07</text:span>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4">0,7</text:span> Зв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7 Зв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10">$4-58</text:p>
          </table:table-cell>
          <table:table-cell table:style-name="t4.B13" office:value-type="string">
            <text:p text:style-name="P10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10">$4-88</text:p>
          </table:table-cell>
          <table:table-cell table:style-name="t4.B13" office:value-type="string">
            <text:p text:style-name="P10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5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5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5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8">Фон, нЗв/ч</text:p>
          </table:table-cell>
          <table:table-cell table:style-name="t5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9"><text:span text:style-name="T14">H</text:span><text:span text:style-name="T9">1</text:span></text:p>
          </table:table-cell>
          <table:table-cell table:style-name="t5.D3" office:value-type="string">
            <text:p text:style-name="P28"><text:span text:style-name="T2">H</text:span><text:span text:style-name="T9">2</text:span></text:p>
          </table:table-cell>
          <table:table-cell table:style-name="t5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<text:span text:style-name="T4">0,07</text:span>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4">0,7</text:span> Зв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7 Зв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10">$5-48</text:p>
          </table:table-cell>
          <table:table-cell table:style-name="t5.B13" office:value-type="string">
            <text:p text:style-name="P10">$5-58</text:p>
          </table:table-cell>
          <table:table-cell table:style-name="t5.B13" office:value-type="string">
            <text:p text:style-name="P10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10">$5-08</text:p>
          </table:table-cell>
          <table:table-cell table:style-name="t5.B13" office:value-type="string">
            <text:p text:style-name="P10">$5-18</text:p>
          </table:table-cell>
          <table:table-cell table:style-name="t5.B13" office:value-type="string">
            <text:p text:style-name="P10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6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6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6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8">Фон, нЗв/ч</text:p>
          </table:table-cell>
          <table:table-cell table:style-name="t6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9"><text:span text:style-name="T14">H</text:span><text:span text:style-name="T9">1</text:span></text:p>
          </table:table-cell>
          <table:table-cell table:style-name="t6.D3" office:value-type="string">
            <text:p text:style-name="P28"><text:span text:style-name="T2">H</text:span><text:span text:style-name="T9">2</text:span></text:p>
          </table:table-cell>
          <table:table-cell table:style-name="t6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<text:span text:style-name="T4">0,07</text:span>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4">0,7</text:span> Зв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7 Зв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10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10">$6-68</text:p>
          </table:table-cell>
          <table:table-cell table:style-name="t6.B13" office:value-type="string">
            <text:p text:style-name="P10">$6-78</text:p>
          </table:table-cell>
          <table:table-cell table:style-name="t6.B13" office:value-type="string">
            <text:p text:style-name="P10">$6-88</text:p>
          </table:table-cell>
          <table:table-cell table:style-name="t6.B13" office:value-type="string">
            <text:p text:style-name="P10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10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7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7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7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8">Фон, нЗв/ч</text:p>
          </table:table-cell>
          <table:table-cell table:style-name="t7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9"><text:span text:style-name="T14">H</text:span><text:span text:style-name="T9">1</text:span></text:p>
          </table:table-cell>
          <table:table-cell table:style-name="t7.D3" office:value-type="string">
            <text:p text:style-name="P28"><text:span text:style-name="T2">H</text:span><text:span text:style-name="T9">2</text:span></text:p>
          </table:table-cell>
          <table:table-cell table:style-name="t7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<text:span text:style-name="T4">0,07</text:span>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4">0,7</text:span> Зв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7 Зв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10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10">$7-08</text:p>
          </table:table-cell>
          <table:table-cell table:style-name="t7.B13" office:value-type="string">
            <text:p text:style-name="P10">$7-18</text:p>
          </table:table-cell>
          <table:table-cell table:style-name="t7.B13" office:value-type="string">
            <text:p text:style-name="P10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8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3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8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8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8">Фон, нЗв/ч</text:p>
          </table:table-cell>
          <table:table-cell table:style-name="t8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9"><text:span text:style-name="T14">H</text:span><text:span text:style-name="T9">1</text:span></text:p>
          </table:table-cell>
          <table:table-cell table:style-name="t8.D3" office:value-type="string">
            <text:p text:style-name="P28"><text:span text:style-name="T2">H</text:span><text:span text:style-name="T9">2</text:span></text:p>
          </table:table-cell>
          <table:table-cell table:style-name="t8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<text:span text:style-name="T4">0,07</text:span>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4">0,7</text:span> Зв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7 Зв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10">$8-68</text:p>
          </table:table-cell>
          <table:table-cell table:style-name="t8.B13" office:value-type="string">
            <text:p text:style-name="P10">$8-78</text:p>
          </table:table-cell>
          <table:table-cell table:style-name="t8.B13" office:value-type="string">
            <text:p text:style-name="P10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10">$8-18</text:p>
          </table:table-cell>
          <table:table-cell table:style-name="t8.B13" office:value-type="string">
            <text:p text:style-name="P10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9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9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9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8">Фон, нЗв/ч</text:p>
          </table:table-cell>
          <table:table-cell table:style-name="t9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9"><text:span text:style-name="T14">H</text:span><text:span text:style-name="T9">1</text:span></text:p>
          </table:table-cell>
          <table:table-cell table:style-name="t9.D3" office:value-type="string">
            <text:p text:style-name="P28"><text:span text:style-name="T2">H</text:span><text:span text:style-name="T9">2</text:span></text:p>
          </table:table-cell>
          <table:table-cell table:style-name="t9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<text:span text:style-name="T4">0,07</text:span>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4">0,7</text:span> Зв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7 Зв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10">$9-58</text:p>
          </table:table-cell>
          <table:table-cell table:style-name="t9.B13" office:value-type="string">
            <text:p text:style-name="P10">$9-68</text:p>
          </table:table-cell>
          <table:table-cell table:style-name="t9.B13" office:value-type="string">
            <text:p text:style-name="P10">$9-78</text:p>
          </table:table-cell>
          <table:table-cell table:style-name="t9.B13" office:value-type="string">
            <text:p text:style-name="P10">$9-88</text:p>
          </table:table-cell>
          <table:table-cell table:style-name="t9.B13" office:value-type="string">
            <text:p text:style-name="P10">$9-08</text:p>
          </table:table-cell>
          <table:table-cell table:style-name="t9.B13" office:value-type="string">
            <text:p text:style-name="P10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0"><text:span text:style-name="T4">Дозиметр рентгеновского и гамма-излучения ДКС-</text:span>$type<text:span text:style-name="T4"> </text:span>зав № $bd_num10<text:span text:style-name="T35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Мощность амбиентной эквивалент-ной дозы в <text:span text:style-name="T4">контроль-ной</text:span> точке <text:span text:style-name="T17">Ḣ</text:span><text:span text:style-name="T10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23"><text:span text:style-name="T18">θ</text:span><text:span text:style-name="T11">пр</text:span><text:span text:style-name="T12">i</text:span><text:span text:style-name="T4">,</text:span> %</text:p>
          </table:table-cell>
          <table:table-cell table:style-name="t10.B2" table:number-rows-spanned="3" office:value-type="string">
            <text:p text:style-name="P22"><text:span text:style-name="T4">Довери-тель</text:span>ная граница погреш-ности измерения <text:span text:style-name="T19">Δ</text:span><text:span text:style-name="T13">i</text:span><text:span text:style-name="T1">,</text:span> %</text:p>
          </table:table-cell>
          <table:table-cell table:style-name="t10.K2" table:number-rows-spanned="3" office:value-type="string">
            <text:p text:style-name="P25"><text:span text:style-name="T16">Предел основной </text:span><text:span text:style-name="T4">относи-тельной</text:span> <text:span text:style-name="T1">погреш-ности</text:span>, </text:p>
            <text:p text:style-name="P25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8">Фон, нЗв/ч</text:p>
          </table:table-cell>
          <table:table-cell table:style-name="t10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8">Среднее значение, <text:span text:style-name="T2">H</text:span><text:span text:style-name="T9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9"><text:span text:style-name="T14">H</text:span><text:span text:style-name="T9">1</text:span></text:p>
          </table:table-cell>
          <table:table-cell table:style-name="t10.D3" office:value-type="string">
            <text:p text:style-name="P28"><text:span text:style-name="T2">H</text:span><text:span text:style-name="T9">2</text:span></text:p>
          </table:table-cell>
          <table:table-cell table:style-name="t10.D3" office:value-type="string">
            <text:p text:style-name="P28"><text:span text:style-name="T2">H</text:span><text:span text:style-name="T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<text:span text:style-name="T4">0,07</text:span>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1">±<text:span text:style-name="T1">15</text:span></text:p>
          </table:table-cell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4">0,7</text:span> Зв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7 Зв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10">$10-58</text:p>
          </table:table-cell>
          <table:table-cell table:style-name="t10.B13" office:value-type="string">
            <text:p text:style-name="P10">$10-68</text:p>
          </table:table-cell>
          <table:table-cell table:style-name="t10.B13" office:value-type="string">
            <text:p text:style-name="P10">$10-78</text:p>
          </table:table-cell>
          <table:table-cell table:style-name="t10.B13" office:value-type="string">
            <text:p text:style-name="P10">$10-88</text:p>
          </table:table-cell>
          <table:table-cell table:style-name="t10.B13" office:value-type="string">
            <text:p text:style-name="P10">$10-08</text:p>
          </table:table-cell>
          <table:table-cell table:style-name="t10.B13" office:value-type="string">
            <text:p text:style-name="P10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P1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С-<text:span text:style-name="MT1">$type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4:12.06</dc:date>
    <meta:editing-duration>P3DT1H32M7S</meta:editing-duration>
    <meta:editing-cycles>322</meta:editing-cycles>
    <meta:generator>OpenOffice/4.1.6$Win32 OpenOffice.org_project/416m1$Build-9790</meta:generator>
    <meta:document-statistic meta:table-count="11" meta:image-count="0" meta:object-count="0" meta:page-count="6" meta:paragraph-count="1103" meta:word-count="1672" meta:character-count="10133"/>
  </office:meta>
</office:document-meta>
</file>